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371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3"/>
    <style:style style:name="P18" style:family="paragraph" style:parent-style-name="Preformatted_20_Text">
      <style:text-properties style:font-name="Liberation Serif" fo:font-size="11pt" style:font-size-asian="11pt" style:font-size-complex="11pt"/>
    </style:style>
    <style:style style:name="P19" style:family="paragraph" style:parent-style-name="Heading_20_2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Cas d'utilisation « gestion commandes 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Cas d'utilisation « gestion commande »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Éloi PERDEREAU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26/09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8">Yahya BENTAHILA (YSECO)</text:p>
            <text:p text:style-name="P18">Sébastien DELECRAZ (YSECO)</text:p>
            <text:p text:style-name="P18">Christophe GUIEU (YSECO)</text:p>
            <text:p text:style-name="P18">Éloi PERDEREAU (YSECO)</text:p>
            <text:p text:style-name="P18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26/09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19" text:outline-level="2">Cas d'utilisation : Gestion commandes</text:h>
      <text:p text:style-name="Text_20_body">Ce document détaille le cas d'utilisation de la gestion d'une commande par l'administrateur du si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cteur principal</text:p>
          </table:table-cell>
          <table:table-cell table:style-name="Table1.B1" office:value-type="string">
            <text:p text:style-name="Standard">Administrateur (Jack Jones)</text:p>
          </table:table-cell>
        </table:table-row>
        <table:table-row>
          <table:table-cell table:style-name="Table1.A2" office:value-type="string">
            <text:p text:style-name="Standard">Objectifs</text:p>
          </table:table-cell>
          <table:table-cell table:style-name="Table1.B7" office:value-type="string">
            <text:p text:style-name="Standard">L'administrateur gère les commandes du site</text:p>
          </table:table-cell>
        </table:table-row>
        <table:table-row>
          <table:table-cell table:style-name="Table1.A2" office:value-type="string">
            <text:p text:style-name="Standard">Préconditions</text:p>
          </table:table-cell>
          <table:table-cell table:style-name="Table1.B7" office:value-type="string">
            <text:p text:style-name="Standard">La commande est validée par le client</text:p>
          </table:table-cell>
        </table:table-row>
        <table:table-row>
          <table:table-cell table:style-name="Table1.A2" office:value-type="string">
            <text:p text:style-name="Standard">Postconditions</text:p>
          </table:table-cell>
          <table:table-cell table:style-name="Table1.B7" office:value-type="string">
            <text:p text:style-name="Standard">La commande a reçu un traitement particulier de la part de l'administrateur</text:p>
          </table:table-cell>
        </table:table-row>
        <table:table-row>
          <table:table-cell table:style-name="Table1.A2" office:value-type="string">
            <text:p text:style-name="Standard">Scénario nominal</text:p>
          </table:table-cell>
          <table:table-cell table:style-name="Table1.B7" office:value-type="string">
            <text:p text:style-name="Standard">1. L'administrateur va dans la rubrique « gérer commandes »</text:p>
            <text:p text:style-name="Standard">2. L'administrateur sélectionne une commande particulière</text:p>
            <text:p text:style-name="Standard">3. L'administrateur valide, refuse ou applique une ristourne (pourcentage) sur cette commande et le prix est mis à jour</text:p>
          </table:table-cell>
        </table:table-row>
        <table:table-row>
          <table:table-cell table:style-name="Table1.A2" office:value-type="string">
            <text:p text:style-name="Standard">Extensions</text:p>
          </table:table-cell>
          <table:table-cell table:style-name="Table1.B7" office:value-type="string">
            <text:p text:style-name="Standard">2a. Il n'y a aucune commande</text:p>
            <text:list xml:id="list1440417482" text:style-name="L1">
              <text:list-item>
                <text:p text:style-name="P16">Le système affiche « Aucune commande. »</text:p>
              </text:list-item>
              <text:list-item>
                <text:p text:style-name="P16">Le système revient à l'étape 1.</text:p>
              </text:list-item>
            </text:list>
            <text:p text:style-name="Standard">3.a Le pourcentage entré en ristourne dépasse 100 %</text:p>
            <text:list xml:id="list2055912738" text:style-name="L3">
              <text:list-item>
                <text:p text:style-name="P17">Le système affiche « Ristourne invalide. »</text:p>
              </text:list-item>
              <text:list-item>
                <text:p text:style-name="P17">Le système revient à l'étape 3.</text:p>
              </text:list-item>
            </text:list>
          </table:table-cell>
        </table:table-row>
        <table:table-row>
          <table:table-cell table:style-name="Table1.A2" office:value-type="string">
            <text:p text:style-name="Standard">Besoins IHM</text:p>
          </table:table-cell>
          <table:table-cell table:style-name="Table1.B7" office:value-type="string">
            <text:p text:style-name="Standard">Affichage des modules sélectionnés dans la commande</text:p>
            <text:p text:style-name="Standard">Affichage des détails du cli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6T19:46:37</dc:date>
    <dc:creator>PERDEREAU Eloi</dc:creator>
    <meta:editing-duration>PT1H33M19S</meta:editing-duration>
    <meta:editing-cycles>19</meta:editing-cycles>
    <meta:generator>LibreOffice/3.5$Linux_x86 LibreOffice_project/350m1$Build-2</meta:generator>
    <dc:title>Fiche d'itération</dc:title>
    <meta:document-statistic meta:table-count="6" meta:image-count="0" meta:object-count="0" meta:page-count="2" meta:paragraph-count="62" meta:word-count="237" meta:character-count="1472" meta:non-whitespace-character-count="1298"/>
  </office:meta>
</office:document-meta>
</file>